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3d94" officeooo:paragraph-rsid="001f3d94"/>
    </style:style>
    <style:style style:name="P2" style:family="paragraph" style:parent-style-name="Standard">
      <style:paragraph-properties fo:text-align="start" style:justify-single-word="false"/>
      <style:text-properties officeooo:rsid="001f3d94" officeooo:paragraph-rsid="001f3d94"/>
    </style:style>
    <style:style style:name="P3" style:family="paragraph" style:parent-style-name="Standard">
      <style:paragraph-properties fo:text-align="center" style:justify-single-word="false"/>
      <style:text-properties fo:font-size="16pt" officeooo:rsid="001f3d94" officeooo:paragraph-rsid="001f3d94" style:font-size-asian="16pt" style:font-size-complex="16pt"/>
    </style:style>
    <style:style style:name="P4" style:family="paragraph" style:parent-style-name="Standard">
      <style:paragraph-properties>
        <style:tab-stops>
          <style:tab-stop style:position="3.4689in"/>
        </style:tab-stops>
      </style:paragraph-properties>
      <style:text-properties fo:font-size="14pt" officeooo:rsid="001f3d94" officeooo:paragraph-rsid="001f3d94"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2 – Calculator<text:tab/><text:tab/><text:tab/><text:tab/><text:tab/><text:tab/><text:tab/>Valentin Vasilev</text:p>
      <text:p text:style-name="P1"/>
      <text:p text:style-name="P2"><text:tab/></text:p>
      <text:p text:style-name="P4">Due to the task’s limitations (not being able to use any parsing functions and any c++ libraries), the task made me struggle until I decided on the design – 2 char arrays storing the 2 numbers, then parsing them into integers and finally doing the math.</text:p>
      <text:p text:style-name="P4"/>
      <text:p text:style-name="P4">The max integer1 and integer2 length is 20 digits. To change that simply change the number on the top of the code (it is commented for clarity). It has implemented everything requested, but does not work with negative numbers (can add if requested). Code is not structured well because of poor time management. Few things can be derived into methods and be reused. It works by typing in a expression of the format “&lt;integer1&gt;&lt;operator&gt;&lt;integer2&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23:57:18.818280139</meta:creation-date>
    <dc:date>2020-02-15T00:06:10.983553094</dc:date>
    <meta:editing-duration>PT8M53S</meta:editing-duration>
    <meta:editing-cycles>1</meta:editing-cycles>
    <meta:document-statistic meta:table-count="0" meta:image-count="0" meta:object-count="0" meta:page-count="1" meta:paragraph-count="4" meta:word-count="124" meta:character-count="750" meta:non-whitespace-character-count="620"/>
    <meta:generator>LibreOffice/6.0.7.3$Linux_X86_64 LibreOffice_project/00m0$Build-3</meta:generator>
  </office:meta>
</office:document-meta>
</file>